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428b" officeooo:paragraph-rsid="0001428b"/>
    </style:style>
    <style:style style:name="P2" style:family="paragraph" style:parent-style-name="Standard">
      <style:paragraph-properties fo:text-align="center" style:justify-single-word="false"/>
      <style:text-properties officeooo:rsid="0001428b" officeooo:paragraph-rsid="0001428b"/>
    </style:style>
    <style:style style:name="P3" style:family="paragraph" style:parent-style-name="Standard">
      <style:text-properties officeooo:rsid="00023c31" officeooo:paragraph-rsid="00023c31"/>
    </style:style>
    <style:style style:name="P4" style:family="paragraph" style:parent-style-name="Standard">
      <style:text-properties officeooo:rsid="000267d9" officeooo:paragraph-rsid="000267d9"/>
    </style:style>
    <style:style style:name="P5" style:family="paragraph" style:parent-style-name="Standard" style:list-style-name="L1">
      <style:text-properties officeooo:rsid="000267d9" officeooo:paragraph-rsid="000267d9"/>
    </style:style>
    <style:style style:name="P6" style:family="paragraph" style:parent-style-name="Standard" style:list-style-name="L2">
      <style:text-properties officeooo:rsid="000267d9" officeooo:paragraph-rsid="000267d9"/>
    </style:style>
    <style:style style:name="P7" style:family="paragraph" style:parent-style-name="Standard" style:list-style-name="L3">
      <style:text-properties officeooo:rsid="000267d9" officeooo:paragraph-rsid="000267d9"/>
    </style:style>
    <style:style style:name="P8" style:family="paragraph" style:parent-style-name="Standard" style:list-style-name="L3">
      <style:text-properties officeooo:rsid="00043269" officeooo:paragraph-rsid="00043269"/>
    </style:style>
    <style:style style:name="P9" style:family="paragraph" style:parent-style-name="Standard">
      <style:text-properties officeooo:rsid="00043269" officeooo:paragraph-rsid="00043269"/>
    </style:style>
    <style:style style:name="P10" style:family="paragraph" style:parent-style-name="Standard">
      <style:text-properties officeooo:rsid="00043269" officeooo:paragraph-rsid="00043450"/>
    </style:style>
    <style:style style:name="P11" style:family="paragraph" style:parent-style-name="Standard">
      <style:text-properties officeooo:rsid="00043269" officeooo:paragraph-rsid="00043269" fo:background-color="transparent"/>
    </style:style>
    <style:style style:name="P12" style:family="paragraph" style:parent-style-name="Standard">
      <style:text-properties officeooo:rsid="00043450" officeooo:paragraph-rsid="00043450"/>
    </style:style>
    <style:style style:name="P13" style:family="paragraph" style:parent-style-name="Standard">
      <style:text-properties officeooo:rsid="00043450" officeooo:paragraph-rsid="0004fcc4"/>
    </style:style>
    <style:style style:name="P14" style:family="paragraph" style:parent-style-name="Standard">
      <style:text-properties officeooo:rsid="0004fcc4" officeooo:paragraph-rsid="0004fcc4"/>
    </style:style>
    <style:style style:name="P15" style:family="paragraph" style:parent-style-name="Standard">
      <style:text-properties fo:font-size="10pt" fo:font-style="italic" officeooo:rsid="0001428b" officeooo:paragraph-rsid="0001428b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font-style="italic" officeooo:rsid="00055933" officeooo:paragraph-rsid="00055933" style:font-size-asian="10pt" style:font-style-asian="italic" style:font-size-complex="10pt" style:font-style-complex="italic"/>
    </style:style>
    <style:style style:name="P17" style:family="paragraph" style:parent-style-name="Standard">
      <style:text-properties officeooo:rsid="00063352" officeooo:paragraph-rsid="00063352"/>
    </style:style>
    <style:style style:name="P18" style:family="paragraph" style:parent-style-name="Standard">
      <style:text-properties officeooo:rsid="0006eb6f" officeooo:paragraph-rsid="0006eb6f"/>
    </style:style>
    <style:style style:name="T1" style:family="text">
      <style:text-properties officeooo:rsid="000142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316f" style:font-style-asian="italic" style:font-style-complex="italic"/>
    </style:style>
    <style:style style:name="T4" style:family="text">
      <style:text-properties officeooo:rsid="000267d9"/>
    </style:style>
    <style:style style:name="T5" style:family="text">
      <style:text-properties officeooo:rsid="00043269"/>
    </style:style>
    <style:style style:name="T6" style:family="text">
      <style:text-properties fo:background-color="#99ff66" loext:char-shading-value="0"/>
    </style:style>
    <style:style style:name="T7" style:family="text">
      <style:text-properties fo:background-color="#ff3333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43450"/>
    </style:style>
    <style:style style:name="T10" style:family="text">
      <style:text-properties officeooo:rsid="0004fcc4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05316f"/>
    </style:style>
    <style:style style:name="T13" style:family="text">
      <style:text-properties officeooo:rsid="0005316f"/>
    </style:style>
    <style:style style:name="T14" style:family="text">
      <style:text-properties officeooo:rsid="00055933"/>
    </style:style>
    <style:style style:name="T15" style:family="text">
      <style:text-properties officeooo:rsid="000633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bedd<text:span text:style-name="T1">ed</text:span> Rules of Action<text:line-break/>Into Action Space</text:p>
      <text:p text:style-name="P2">by Sven Nilsen, 2020</text:p>
      <text:p text:style-name="P1"/>
      <text:p text:style-name="P15">In this paper I introduce a logical theory for embedded rules of action into action space for agents.</text:p>
      <text:p text:style-name="P16">I also represent an open problem for checking consistency of new rules without introducing unsoundness.</text:p>
      <text:p text:style-name="P1"/>
      <text:p text:style-name="P1">A rule of action is a tuple consisting of an observation and an action:</text:p>
      <text:p text:style-name="P1"/>
      <text:p text:style-name="P1"><text:tab/>x : (observation, action)</text:p>
      <text:p text:style-name="P1"/>
      <text:p text:style-name="P1">An observation is something that the agent senses or thinks, which <text:span text:style-name="T2">almost</text:span> determines an action.</text:p>
      <text:p text:style-name="P1"/>
      <text:p text:style-name="P1">The semantics of a rule of action is slightly different from a function. Normally, it would look like this:</text:p>
      <text:p text:style-name="P1"/>
      <text:p text:style-name="P1"><text:tab/>f : observation → action</text:p>
      <text:p text:style-name="P1"/>
      <text:p text:style-name="P3">A rule of action is not a function because not all actions are available at any time.</text:p>
      <text:p text:style-name="P3"/>
      <text:p text:style-name="P3">For example, a person drives a car toward a red light, but cannot stop since the car breaks are broken.</text:p>
      <text:p text:style-name="P3"/>
      <text:p text:style-name="P3"><text:tab/>stop_at_red_light := (red_light, break)</text:p>
      <text:p text:style-name="P3"/>
      <text:p text:style-name="P3"><text:tab/>red_light : observation</text:p>
      <text:p text:style-name="P3"><text:tab/>break : action</text:p>
      <text:p text:style-name="P3"/>
      <text:p text:style-name="P3">Therefore, a secondary rule of action might be used as a backup plan when the first rule fails:</text:p>
      <text:p text:style-name="P3"/>
      <text:p text:style-name="P3"><text:tab/>use_horn_at_red_light := (red_light, use_horn)</text:p>
      <text:p text:style-name="P3"/>
      <text:p text:style-name="P3"><text:tab/>use_horn : action</text:p>
      <text:p text:style-name="P3"/>
      <text:p text:style-name="P3">A rule of action must be followed at any time, if the observation is present and the action available.</text:p>
      <text:p text:style-name="P3"/>
      <text:p text:style-name="P3">An embedded rule of action into action space means that an agent is reflecting over choices to commit to new rules of action over time. One can think about this as a method of modifying the agent’s behavior in realtime. <text:span text:style-name="T4">Different kind of agents use different kinds of consistency reflection.</text:span></text:p>
      <text:p text:style-name="P3"/>
      <text:list xml:id="list7599231084771177314" text:style-name="L1">
        <text:list-item>
          <text:p text:style-name="P5">Some agents permits modification of behavior over time (inconsistent)</text:p>
        </text:list-item>
        <text:list-item>
          <text:p text:style-name="P5">Some agents accepts only rules of actions that do not violate any previous moment (consistent)</text:p>
        </text:list-item>
      </text:list>
      <text:p text:style-name="P3"/>
      <text:p text:style-name="P4">As a logical theory, I suggest the study of maximizing of utility under the following assumptions:</text:p>
      <text:p text:style-name="P4"/>
      <text:list xml:id="list5821465800898588791" text:style-name="L2">
        <text:list-item>
          <text:p text:style-name="P6">Perfect information about the environment</text:p>
        </text:list-item>
        <text:list-item>
          <text:p text:style-name="P6">Ability to go back in time</text:p>
        </text:list-item>
      </text:list>
      <text:p text:style-name="P4"><text:soft-page-break/>From these two assumptions, in order to guarantee consistency, the following <text:span text:style-name="T5">two cases </text:span>holds:</text:p>
      <text:p text:style-name="P4"/>
      <text:list xml:id="list1622656292399962934" text:style-name="L3">
        <text:list-item>
          <text:p text:style-name="P7">A rule of action can be an a-priori axiom</text:p>
        </text:list-item>
        <text:list-item>
          <text:p text:style-name="P8">It is sufficient to choose an embedded rule of action at first opportunity</text:p>
        </text:list-item>
      </text:list>
      <text:p text:style-name="P9"/>
      <text:p text:style-name="P9">For example, the first time a person drives a car and see a red light, the person breaks.</text:p>
      <text:p text:style-name="P9">From this moment on, the person breaks every time when seeing a red light, when possible.</text:p>
      <text:p text:style-name="P9"/>
      <text:p text:style-name="P9">Embedded rules of action are different from normal actions, because the action is motivated by an observation. A normal action is unmotivated by observations.</text:p>
      <text:p text:style-name="P9"/>
      <text:p text:style-name="P9">Here is an example of a car history that includes embedded rules of actions:</text:p>
      <text:p text:style-name="P9"/>
      <text:p text:style-name="P9"><text:tab/>accelerate</text:p>
      <text:p text:style-name="P9"><text:tab/><text:span text:style-name="T6">break</text:span><text:tab/><text:tab/><text:tab/><text:tab/>Unmotivated by an observation (no red light)</text:p>
      <text:p text:style-name="P9"><text:tab/>accelerate</text:p>
      <text:p text:style-name="P9"><text:tab/>(red_light, <text:span text:style-name="T7">break</text:span>)<text:tab/><text:tab/>Motivated by an observation (red light)</text:p>
      <text:p text:style-name="P9"><text:tab/>accelerate</text:p>
      <text:p text:style-name="P9"><text:tab/><text:span text:style-name="T7">break</text:span><text:tab/><text:tab/><text:tab/><text:tab/>Motivated by an observation (red light)</text:p>
      <text:p text:style-name="P9"/>
      <text:p text:style-name="P9">The rule of action is only listed at the first opportunity, <text:span text:style-name="T9">while following actions ignores the motivation.</text:span></text:p>
      <text:p text:style-name="P9"/>
      <text:p text:style-name="P9">When the rule of action is an a-priori axiom, the history looks as following:</text:p>
      <text:p text:style-name="P9"/>
      <text:p text:style-name="P9"><text:tab/>(red_light, <text:span text:style-name="T7">break</text:span>)</text:p>
      <text:p text:style-name="P9"/>
      <text:p text:style-name="P9"><text:tab/>accelerate</text:p>
      <text:p text:style-name="P9"><text:tab/><text:span text:style-name="T6">break</text:span><text:tab/><text:tab/><text:tab/><text:tab/>Unmotivated by an observation (no red light)</text:p>
      <text:p text:style-name="P9"><text:tab/>accelerate</text:p>
      <text:p text:style-name="P9"><text:tab/><text:span text:style-name="T7">break</text:span><text:tab/><text:tab/><text:tab/><text:tab/>Motivated by an observation (red light)</text:p>
      <text:p text:style-name="P9"><text:tab/>accelerate</text:p>
      <text:p text:style-name="P10"><text:tab/><text:span text:style-name="T7">break</text:span><text:span text:style-name="T8"><text:tab/><text:tab/><text:tab/><text:tab/>Motivated by an observation (red light)</text:span></text:p>
      <text:p text:style-name="P11"/>
      <text:p text:style-name="P9">Under maximization of utility and time travel, the optimal history of actions is independent of embedded rules of action when the utility cost of choices is zero.</text:p>
      <text:p text:style-name="P9"/>
      <text:p text:style-name="P9"><text:tab/><text:span text:style-name="T9">cost_of_choices = cost_per_choice · |available_actions|</text:span></text:p>
      <text:p text:style-name="P9"/>
      <text:p text:style-name="P12">By adding a utility cost term for choices, an agent using embedded rules of action is motivated to include new rules.</text:p>
      <text:p text:style-name="P12"/>
      <text:p text:style-name="P12">A<text:span text:style-name="T10">n attempt</text:span> to simplify consistency for a rule of action `(ho, ha) : (observation, action)` is to require a condition on previous history <text:span text:style-name="T10">(plus a-priori rules of actions) such that it could not be chosen before:</text:span></text:p>
      <text:p text:style-name="P12"/>
      <text:p text:style-name="P13"><text:tab/><text:span text:style-name="T10">can_pick_new_rule(ho : observation, ha : action) = </text:span>¬∃ h : prev_history {</text:p>
      <text:p text:style-name="P13"><text:tab/><text:tab/>∃ o : observations(h) { o == ho } ∧ ∃ a : available_actions(h) { a == ha }</text:p>
      <text:p text:style-name="P13"><text:tab/>}</text:p>
      <text:p text:style-name="P13"/>
      <text:p text:style-name="P14">It turns out that this is not enough to guarantee consistency, <text:span text:style-name="T15">because of</text:span> <text:span text:style-name="T15">the </text:span>complex semantics <text:span text:style-name="T15">of rules</text:span>.</text:p>
      <text:p text:style-name="P14"><text:soft-page-break/>Assume that a rule of action `r<text:span text:style-name="T11">0</text:span>` is chosen at time `t`.</text:p>
      <text:p text:style-name="P14">In the same moment, a distinct rule of action `r<text:span text:style-name="T11">1</text:span>` is possible, but not chosen.</text:p>
      <text:p text:style-name="P14"/>
      <text:p text:style-name="P14"><text:tab/>r<text:span text:style-name="T11">0</text:span> := (o<text:span text:style-name="T11">0</text:span>, a<text:span text:style-name="T11">0</text:span>)</text:p>
      <text:p text:style-name="P14"><text:tab/>r<text:span text:style-name="T11">1</text:span> := (o<text:span text:style-name="T11">1</text:span>, a<text:span text:style-name="T11">1</text:span>)</text:p>
      <text:p text:style-name="P14"/>
      <text:p text:style-name="P14"><text:tab/>o<text:span text:style-name="T11">0</text:span> ¬= o<text:span text:style-name="T11">1</text:span></text:p>
      <text:p text:style-name="P14"><text:tab/>a<text:span text:style-name="T11">0</text:span> ¬= a<text:span text:style-name="T11">1</text:span></text:p>
      <text:p text:style-name="P14"/>
      <text:p text:style-name="P14">Later checks using `can_pick_<text:span text:style-name="T13">new_</text:span>rule` for `r<text:span text:style-name="T11">1</text:span>` <text:span text:style-name="T14">returns `false`</text:span>, <text:span text:style-name="T13">not necessarily because `r</text:span><text:span text:style-name="T12">0</text:span><text:span text:style-name="T13">` is exclusive, but because of a </text:span><text:span text:style-name="T3">soundness error</text:span><text:span text:style-name="T13">. If the action `a</text:span><text:span text:style-name="T12">0</text:span><text:span text:style-name="T13">` is unavailable, then `r</text:span><text:span text:style-name="T12">1</text:span><text:span text:style-name="T13">` is no longer exclusive to `r</text:span><text:span text:style-name="T12">0</text:span><text:span text:style-name="T13">`. Hence, there are some cases where `r</text:span><text:span text:style-name="T12">1</text:span><text:span text:style-name="T13">` should be embedded in the action space even if the observation and available action was present at an earlier moment in the history of the agent.</text:span></text:p>
      <text:p text:style-name="P13"/>
      <text:p text:style-name="P17">The open problem is how to define a correct version of `<text:span text:style-name="T10">can_pick_new_rule</text:span>`.</text:p>
      <text:p text:style-name="P17"/>
      <text:p text:style-name="P18">Notice that because of the ability to go back in time, it is always possible to choose a new rule at the first opportunity it can be added, thereby minimize the future utility cost of choices. The difficulty is to do this without introducing unsoundn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7:35:10.980427000</meta:creation-date>
    <dc:date>2020-02-13T09:17:43.866833000</dc:date>
    <meta:editing-duration>PT15M58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63" meta:word-count="795" meta:character-count="4664" meta:non-whitespace-character-count="3893"/>
  </office:meta>
</office:document-meta>
</file>